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b759" officeooo:paragraph-rsid="0003b759"/>
    </style:style>
    <style:style style:name="P2" style:family="paragraph" style:parent-style-name="Standard">
      <style:text-properties style:font-name="Times New Roman" officeooo:rsid="0003b759" officeooo:paragraph-rsid="0019e023"/>
    </style:style>
    <style:style style:name="P3" style:family="paragraph" style:parent-style-name="Standard">
      <style:text-properties style:font-name="Times New Roman" officeooo:rsid="0019e023" officeooo:paragraph-rsid="00219dc0"/>
    </style:style>
    <style:style style:name="P4" style:family="paragraph" style:parent-style-name="Standard">
      <style:text-properties style:font-name="Times New Roman" officeooo:rsid="00219dc0" officeooo:paragraph-rsid="00219dc0"/>
    </style:style>
    <style:style style:name="P5" style:family="paragraph" style:parent-style-name="Standard">
      <style:text-properties style:font-name="Times New Roman" officeooo:rsid="000c888c" officeooo:paragraph-rsid="000c888c"/>
    </style:style>
    <style:style style:name="P6" style:family="paragraph" style:parent-style-name="Standard">
      <style:text-properties style:font-name="Times New Roman" officeooo:rsid="00046210" officeooo:paragraph-rsid="00046210"/>
    </style:style>
    <style:style style:name="P7" style:family="paragraph" style:parent-style-name="Standard">
      <style:text-properties style:font-name="Times New Roman" officeooo:rsid="00046210" officeooo:paragraph-rsid="000604ec"/>
    </style:style>
    <style:style style:name="P8" style:family="paragraph" style:parent-style-name="Standard">
      <style:text-properties style:font-name="Times New Roman" officeooo:rsid="000604ec" officeooo:paragraph-rsid="000604ec"/>
    </style:style>
    <style:style style:name="P9" style:family="paragraph" style:parent-style-name="Standard">
      <style:text-properties style:font-name="Times New Roman" officeooo:rsid="00068bc7" officeooo:paragraph-rsid="00068bc7"/>
    </style:style>
    <style:style style:name="P10" style:family="paragraph" style:parent-style-name="Standard">
      <style:text-properties style:font-name="Times New Roman" officeooo:rsid="000906e8" officeooo:paragraph-rsid="000906e8"/>
    </style:style>
    <style:style style:name="P11" style:family="paragraph" style:parent-style-name="Standard">
      <style:text-properties style:font-name="Times New Roman" officeooo:rsid="0009fd81" officeooo:paragraph-rsid="0009fd81"/>
    </style:style>
    <style:style style:name="P12" style:family="paragraph" style:parent-style-name="Standard">
      <style:text-properties style:font-name="Times New Roman" officeooo:rsid="000b6cc2" officeooo:paragraph-rsid="000b6cc2"/>
    </style:style>
    <style:style style:name="P13" style:family="paragraph" style:parent-style-name="Standard">
      <style:text-properties style:font-name="Times New Roman" officeooo:rsid="000d8fc1" officeooo:paragraph-rsid="000d8fc1"/>
    </style:style>
    <style:style style:name="P14" style:family="paragraph" style:parent-style-name="Standard">
      <style:text-properties style:font-name="Times New Roman" officeooo:rsid="000fd2d4" officeooo:paragraph-rsid="000fd2d4"/>
    </style:style>
    <style:style style:name="P15" style:family="paragraph" style:parent-style-name="Standard">
      <style:text-properties style:font-name="Times New Roman" officeooo:rsid="00117513" officeooo:paragraph-rsid="00117513"/>
    </style:style>
    <style:style style:name="P16" style:family="paragraph" style:parent-style-name="Standard">
      <style:text-properties style:font-name="Times New Roman" officeooo:rsid="00135b4a" officeooo:paragraph-rsid="00135b4a"/>
    </style:style>
    <style:style style:name="P17" style:family="paragraph" style:parent-style-name="Standard">
      <style:text-properties style:font-name="Times New Roman" officeooo:rsid="00493b36" officeooo:paragraph-rsid="004e54d4"/>
    </style:style>
    <style:style style:name="P18" style:family="paragraph" style:parent-style-name="Standard">
      <style:text-properties style:font-name="Times New Roman" officeooo:rsid="004e54d4" officeooo:paragraph-rsid="004e54d4"/>
    </style:style>
    <style:style style:name="P19" style:family="paragraph" style:parent-style-name="Standard">
      <style:text-properties style:font-name="Times New Roman" officeooo:rsid="00219dc0" officeooo:paragraph-rsid="00219dc0"/>
    </style:style>
    <style:style style:name="T1" style:family="text">
      <style:text-properties officeooo:rsid="000604ec"/>
    </style:style>
    <style:style style:name="T2" style:family="text">
      <style:text-properties officeooo:rsid="00068bc7"/>
    </style:style>
    <style:style style:name="T3" style:family="text">
      <style:text-properties officeooo:rsid="0007c9be"/>
    </style:style>
    <style:style style:name="T4" style:family="text">
      <style:text-properties officeooo:rsid="000b6cc2"/>
    </style:style>
    <style:style style:name="T5" style:family="text">
      <style:text-properties officeooo:rsid="000fd2d4"/>
    </style:style>
    <style:style style:name="T6" style:family="text">
      <style:text-properties officeooo:rsid="00117513"/>
    </style:style>
    <style:style style:name="T7" style:family="text">
      <style:text-properties officeooo:rsid="00133690"/>
    </style:style>
    <style:style style:name="T8" style:family="text">
      <style:text-properties officeooo:rsid="00146952"/>
    </style:style>
    <style:style style:name="T9" style:family="text">
      <style:text-properties officeooo:rsid="00151762"/>
    </style:style>
    <style:style style:name="T10" style:family="text">
      <style:text-properties officeooo:rsid="0016cc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 Umsetzung</text:p>
      <text:p text:style-name="P1"/>
      <text:p text:style-name="P1"/>
      <text:p text:style-name="P18">Realisierung der grafischen Assets</text:p>
      <text:p text:style-name="P18"/>
      <text:p text:style-name="P18">Bei sämtlichen im Werkstück dargestellten visuellen Objekten handelt es sich um sogenannte Assets. Grafische Arbeiten, die mithilfe der Unity-Engine im Spiel dargestellt werden.</text:p>
      <text:p text:style-name="P18"/>
      <text:p text:style-name="P18">Sämtliche Grafiken wurden eigenständig durch die Benutzung von Photoshop angefertigt. Der Arbeitsvorgang bestand meistens darin, Bildmaterial zu Recherchieren, das als graphisches Vorbild diente. Mithilfe des Pinselwerkzeugs ein passendes Objekt, meistens in einem simplen Farbbild und abstrahierten Detailgrad, gezeichnet.</text:p>
      <text:p text:style-name="P18">Nach dem vollendenten Zeichenvorgang wurden, verschiedene graphische Filter auf die Objekte angewendet, unter anderem der in Photoshop implementierte Vergröberungs-Filter, der den Objekten ihren Pixelasition-Stil gab.</text:p>
      <text:p text:style-name="P17"/>
      <text:p text:style-name="P2"/>
      <text:p text:style-name="P1"/>
      <text:p text:style-name="P5">Assets</text:p>
      <text:p text:style-name="P1"/>
      <text:p text:style-name="P1">Layers</text:p>
      <text:p text:style-name="P1"/>
      <text:p text:style-name="P1">Die sämtliche grafisch erstellten Layer werden in die drei Kategorien Hintergrundlayer, VordergrundLayer und Event-Layer eingeteilt. </text:p>
      <text:p text:style-name="P1"/>
      <text:p text:style-name="P1">Hintergrundlayer<text:line-break/>Diese Layer stellen grafisch den Hintergrund des Spiels dar. dargestellt werden:</text:p>
      <text:p text:style-name="P1"/>
      <text:p text:style-name="P1">- Der Dschungel im Hintergrund</text:p>
      <text:p text:style-name="P1">- Die berge im Hintergund</text:p>
      <text:p text:style-name="P1">- Wolken im Hintergrund</text:p>
      <text:p text:style-name="P6">- Vögel im Hintergrund</text:p>
      <text:p text:style-name="P6"/>
      <text:p text:style-name="P6">Allen Hintergrund-Layern gemeinsam ist eine gröbere Pixilierung, ein simples Farbbild, so wie eine <text:s/>geringes Detailreichtum. Diese gestalterischen Entscheidungen wurden getroffen, da die Hintergrund-Layer eine passive Rolle einnehmen und einem dekorativen Zweck dienen. Sie sollen zur Tiefenwirkung und Atmosphäre beitragen, sind jedoch für die geschichtliche und spielerische Entwicklung irrelevant.</text:p>
      <text:p text:style-name="P6"/>
      <text:p text:style-name="P6">Fordergrund-Layer:</text:p>
      <text:p text:style-name="P6"/>
      <text:p text:style-name="P7">Ein Großteil der Vordergrund-Layer könnte aus gestalterischer Sichtweise auch als „Hintergund“ bezeichnet werden, da sie sich hinter dem Spieler und anderen Akteuren befinden. Da diese Layer jedoch aktiv zur Entwicklung der Spieleszene beitragen ist diese Sichtweise durchaus diskutabel. Eine Vielzahl der im Spiel vorhandenen Ergeignisse findet innerhalb dieser Layer statt und die Vordergrundlayer ändern sich, im Gegensatz zu den eher passiven/statischen Hintergund-Layern durch Ereignisse auch visuell. Die Aufmerksamkeit des Spielers <text:span text:style-name="T1">soll bewußt auf diese</text:span> Layer, <text:span text:style-name="T1">gelenkt werden. Dies geschieht durch ein hohes Detailreichtum und ein chaotisches und „unübersichtliches“ Design. </text:span></text:p>
      <text:p text:style-name="P7"/>
      <text:p text:style-name="P7"><text:s/><text:span text:style-name="T1">Dargestellt wird der Dschungel in unmittelbarer Nähe zum Fluss. Im Verlauf der Spieledemo, ändern sich die Vordergrund-Layer, sie nehmen visuell immer mehr Platz in der Szene ein. Durch </text:span><text:soft-page-break/><text:span text:style-name="T1">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8">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8"/>
      <text:p text:style-name="P8">- Dem fernen Dschungel, mit einem skrollendem layer</text:p>
      <text:p text:style-name="P1"/>
      <text:p text:style-name="P8">-<text:span text:style-name="T2">Dem mittel-nahen Dschungel mit zwei paralax skrollenden Layern</text:span></text:p>
      <text:p text:style-name="P8"/>
      <text:p text:style-name="P9">- Dem sehr nahen Dchungel mit drei paralax skrollenden Layern.</text:p>
      <text:p text:style-name="P9">In die Vordergrund-Layer Gruppe können auch die Fluss-Layer eingeordnet werden, da diese sich visuell vor den Hintergrund-Layern befinden, <text:span text:style-name="T3">jedoch während des gesamten Levels keine Aktive Rolle einnehmen.</text:span></text:p>
      <text:p text:style-name="P9"/>
      <text:p text:style-name="P9"/>
      <text:p text:style-name="P9"/>
      <text:p text:style-name="P10">Event-Layers </text:p>
      <text:p text:style-name="P10"/>
      <text:p text:style-name="P11">Diese Layer werden nur aktiv durch Ereignisse aktiviert und eingesetzt und sind sonst audiovisuell nicht wahrnehmbar. Ein Teil dieser Layer bindet sich subtil in die beiden anderen Layergruppen ein, so ist das „Feuer“-Layer ein weiterer Berg, der im Hintergrund-Layerbereich eingesetzt <text:span text:style-name="T4">wird, während beispielsweise das „Lager-Layer“ in den Vordergrund-Layerbereich eingebunden ist. Diese natürliche Einbindung sorgt dafür, das die Ereignisse natürlich und glaubhaft vermittelt werden, sie sollen nicht zu stark aus dem passiven Hintergrund herauszustechen, der Spieler muss sie erst „endecken“.</text:span></text:p>
      <text:p text:style-name="P12">Zu den Event Layern zählen…</text:p>
      <text:p text:style-name="P12"/>
      <text:p text:style-name="P12">//einfügen</text:p>
      <text:p text:style-name="P12"/>
      <text:p text:style-name="P12"><text:s/></text:p>
      <text:p text:style-name="P1"/>
      <text:p text:style-name="P13">Animation<text:span text:style-name="T5">en &amp; Partikeleffekte</text:span></text:p>
      <text:p text:style-name="P13"/>
      <text:p text:style-name="P14">Als „Animation“ werden in diesem Kontext sog. „Keyframe-Animationen“ bezeichnet, die aus einer Abfolge Bilder bestehen. Diese graphischen Arbeiten, wurden zunächst in Adobe Photoshop erstellt und anschließend Mit dem „Unity-Animator“-Tool animiert. </text:p>
      <text:p text:style-name="P14"/>
      <text:p text:style-name="P14">In dem fertigen Werkstück verwendet, werden zum einen die „Character“-Animationen, welche die Bewegung des Spielers und der anderen Akteure darstellen, sowie Sog. „Event“-Animations, <text:span text:style-name="T6">Animationen die Ereignisse darstellen.</text:span></text:p>
      <text:p text:style-name="P14"/>
      <text:p text:style-name="P15">Character-Animations</text:p>
      <text:p text:style-name="P15"/>
      <text:p text:style-name="P15">Player-Animation</text:p>
      <text:p text:style-name="P15">Da sich die Spielfigur auf dem gesamten Boot bewegen lässt, wurden für diese Spielfigur mehrere Keyframe Animationen für das Gehen in verschiedene Richtungen erstellt.</text:p>
      <text:p text:style-name="P15"/>
      <text:p text:style-name="P15">//<text:span text:style-name="T7">einfügen</text:span></text:p>
      <text:p text:style-name="P15"><text:soft-page-break/></text:p>
      <text:p text:style-name="P15">NPS-Animations</text:p>
      <text:p text:style-name="P15">Die NPCs befinden sich während des gesamten Levels über an festen Positionen, für sie wurden keine Bewegungsanimationen benötigt. Um die NPC, lebhafter darzustellen, wurden sog. „Idle“-Animationen erstellt, Animationen die sie beim Ausüben einer Tätigkeit zeigen.</text:p>
      <text:p text:style-name="P15"/>
      <text:p text:style-name="P15">//<text:span text:style-name="T7">einfügen</text:span></text:p>
      <text:p text:style-name="P15"/>
      <text:p text:style-name="P16">Partikel<text:span text:style-name="T8">-E</text:span>ffekte</text:p>
      <text:p text:style-name="P16"/>
      <text:p text:style-name="P16">Unity bietet ein implementiertes Tool zur Erstellung von Partikel-Effekten an, dieses w<text:span text:style-name="T9">ird</text:span> genutzt um den animierten Rauch des Dampfschiffes, sowie den <text:span text:style-name="T9">a</text:span>nimierten Rauch des „Fire“-Layers <text:span text:style-name="T10">im Spiel </text:span>zu kreieren. </text:p>
      <text:p text:style-name="P15"><text:s/></text:p>
      <text:p text:style-name="P1"/>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02:51:27.019000000</meta:creation-date>
    <dc:date>2018-01-23T04:33:47.560000000</dc:date>
    <meta:editing-duration>PT6H43M5S</meta:editing-duration>
    <meta:editing-cycles>43</meta:editing-cycles>
    <meta:generator>LibreOffice/5.3.7.2$Windows_X86_64 LibreOffice_project/6b8ed514a9f8b44d37a1b96673cbbdd077e24059</meta:generator>
    <meta:document-statistic meta:table-count="0" meta:image-count="0" meta:object-count="0" meta:page-count="3" meta:paragraph-count="40" meta:word-count="683" meta:character-count="5266" meta:non-whitespace-character-count="4612"/>
  </office:meta>
</office:document-meta>
</file>